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 mathvariant="italic">d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∗</mo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 mathvariant="italic">dx</mi>
                </mfrac>
              </mrow>
            </mrow>
            <mo stretchy="false">∗</mo>
            <mi mathvariant="italic">dx</mi>
          </mrow>
        </mtd>
      </mtr>
      <mtr>
        <mtd>
          <mrow/>
        </mtd>
      </mtr>
      <mtr>
        <mtd>
          <mrow>
            <mrow>
              <mi>y</mi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i mathvariant="italic">dy</mi>
              <mo stretchy="false">=</mo>
              <mi>g</mi>
            </mrow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 mathvariant="italic">dx</mi>
              </mrow>
              <mo stretchy="false">=</mo>
              <mi>g</mi>
            </mrow>
            <mrow>
              <mrow>
                <mo fence="true" stretchy="false">(</mo>
                <mrow>
                  <mrow>
                    <mi>x</mi>
                    <mo stretchy="false">+</mo>
                    <mi mathvariant="italic">dx</mi>
                  </mrow>
                </mrow>
                <mo fence="true" stretchy="false">)</mo>
              </mrow>
              <mo stretchy="false">−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i>y</mi>
                <mo stretchy="false">+</mo>
                <mi mathvariant="italic">dy</mi>
              </mrow>
              <mo stretchy="false">=</mo>
              <mi>g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i>g</mi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dx</mi>
                            </mrow>
                          </mrow>
                          <mo fence="true" stretchy="false">)</mo>
                        </mrow>
                        <mo stretchy="false">−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i>g</mi>
            </mrow>
            <mrow>
              <mo fence="true" stretchy="false">(</mo>
              <mrow>
                <mrow>
                  <mi>x</mi>
                  <mo stretchy="false">+</mo>
                  <mi mathvariant="italic">dx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stretchy="false">∫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i>g</mi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o stretchy="false">+</mo>
                                      <mi mathvariant="italic">dx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i>g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 mathvariant="italic">dx</mi>
                              </mrow>
                            </mrow>
                            <mo fence="true" stretchy="false">)</mo>
                          </mrow>
                          <mo stretchy="false">−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  <mo stretchy="false">∗</mo>
                    <mfrac>
                      <mrow>
                        <mi>g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 mathvariant="italic">dx</mi>
                              </mrow>
                            </mrow>
                            <mo fence="true" stretchy="false">)</mo>
                          </mrow>
                          <mo stretchy="false">−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i mathvariant="italic">dx</mi>
                    </mfrac>
                  </mrow>
                </mrow>
                <mo stretchy="false">∗</mo>
                <mi mathvariant="italic">dx</mi>
              </mrow>
              <mo stretchy="false">=</mo>
              <mrow>
                <mrow>
                  <mo stretchy="false">∫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 mathvariant="italic">dy</mi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</mrow>
                      <mrow>
                        <mi>y</mi>
                        <mo stretchy="false">+</mo>
                        <mi mathvariant="italic">dy</mi>
                        <mo stretchy="false">−</mo>
                        <mi>y</mi>
                      </mrow>
                    </mfrac>
                    <mo stretchy="false">∗</mo>
                    <mfrac>
                      <mrow>
                        <mi>y</mi>
                        <mo stretchy="false">+</mo>
                        <mi mathvariant="italic">dy</mi>
                        <mo stretchy="false">−</mo>
                        <mi>y</mi>
                      </mrow>
                      <mi mathvariant="italic">dx</mi>
                    </mfrac>
                  </mrow>
                </mrow>
                <mo stretchy="false">∗</mo>
                <mi mathvariant="italic">dx</mi>
              </mrow>
              <mo stretchy="false">=</mo>
              <mrow>
                <mrow>
                  <mo stretchy="false">∫</mo>
                  <mfrac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i mathvariant="italic">dy</mi>
                            </mrow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  <mi mathvariant="italic">dy</mi>
                  </mfrac>
                </mrow>
                <mo stretchy="false">∗</mo>
                <mi mathvariant="italic">dy</mi>
              </mrow>
            </mrow>
          </mrow>
        </mtd>
      </mtr>
    </mtable>
    <annotation encoding="StarMath 5.0">int {{f( g (x+dx) ) - f( g(x) )} over {g (x+dx) - g(x)}*{{g (x+dx) - g(x)} over {dx}}}*dx
newline
newline
y = g( x )
newline
dy = g'( x )*dx = g( x+dx )-g( x )
newline
newline
drarrow y + dy = g( x )+(g( x+dx )-g( x ))=g( x+dx )
newline
newline
drarrow int {{f( g (x+dx) ) - f( g(x) )} over {g (x+dx) - g(x)}*{{g (x+dx) - g(x)} over {dx}}}*dx =int {{f( y+dy) - f( y )} over {y+dy - y}*{{y+dy - y} over {dx}}}*dx=int {{f( y+dy) - f( y )} over {dy}}*{dy}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21:20:07.930002845</meta:creation-date>
    <dc:date>2020-05-09T21:27:57.435495622</dc:date>
    <meta:editing-duration>PT7M34S</meta:editing-duration>
    <meta:editing-cycles>6</meta:editing-cycles>
    <meta:generator>LibreOffice/6.4.3.2$Linux_X86_64 LibreOffice_project/40$Build-2</meta:generator>
  </office:meta>
</office:document-meta>
</file>